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D200000047813BF648704292C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741cm"/>
    </style:style>
    <style:style style:name="Table3.B" style:family="table-column">
      <style:table-column-properties style:column-width="1.473cm"/>
    </style:style>
    <style:style style:name="Table3.C" style:family="table-column">
      <style:table-column-properties style:column-width="1.877cm"/>
    </style:style>
    <style:style style:name="Table3.D" style:family="table-column">
      <style:table-column-properties style:column-width="1.875cm"/>
    </style:style>
    <style:style style:name="Table3.E" style:family="table-column">
      <style:table-column-properties style:column-width="1.766cm"/>
    </style:style>
    <style:style style:name="Table3.F" style:family="table-column">
      <style:table-column-properties style:column-width="3.175cm"/>
    </style:style>
    <style:style style:name="Table3.G" style:family="table-column">
      <style:table-column-properties style:column-width="1.588cm"/>
    </style:style>
    <style:style style:name="Table3.H" style:family="table-column">
      <style:table-column-properties style:column-width="1.905cm"/>
    </style:style>
    <style:style style:name="Table3.I" style:family="table-column">
      <style:table-column-properties style:column-width="1.614cm"/>
    </style:style>
    <style:style style:name="Table3.A1" style:family="table-cell">
      <style:table-cell-properties fo:background-color="#dddddd" fo:padding="0.05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I1" style:family="table-cell">
      <style:table-cell-properties fo:background-color="#dddddd" fo:padding="0.051cm" fo:border="0.05pt solid #000000" style:writing-mode="page">
        <style:background-image/>
      </style:table-cell-properties>
    </style:style>
    <style:style style:name="Table3.2" style:family="table-row">
      <style:table-row-properties style:min-row-height="0.402cm"/>
    </style:style>
    <style:style style:name="Table3.A2" style:family="table-cell">
      <style:table-cell-properties style:vertical-align="middle"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I2" style:family="table-cell">
      <style:table-cell-properties style:vertical-align="middle" fo:background-color="transparent" fo:padding="0.05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4" style:family="table-row">
      <style:table-row-properties style:min-row-height="0.804cm"/>
    </style:style>
    <style:style style:name="Table3.A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10" style:family="table-row">
      <style:table-row-properties style:min-row-height="0.201cm"/>
    </style:style>
    <style:style style:name="Table3.A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0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17" style:family="table-row">
      <style:table-row-properties style:min-row-height="0.868cm"/>
    </style:style>
    <style:style style:name="Table3.A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P4" style:family="paragraph" style:parent-style-name="Header">
      <style:text-properties officeooo:paragraph-rsid="0221f66e"/>
    </style:style>
    <style:style style:name="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277f717" officeooo:paragraph-rsid="027bedb0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2a38e1a" officeooo:paragraph-rsid="02a38e1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2ea2195" officeooo:paragraph-rsid="02ea2195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30e4a15" officeooo:paragraph-rsid="030e4a15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277f717" officeooo:paragraph-rsid="02f2bf04"/>
    </style:style>
    <style:style style:name="P11" style:family="paragraph" style:parent-style-name="Table_20_Contents">
      <style:paragraph-properties fo:text-align="center" style:justify-single-word="false"/>
      <style:text-properties officeooo:rsid="02ea2195" officeooo:paragraph-rsid="02ea2195"/>
    </style:style>
    <style:style style:name="P12" style:family="paragraph" style:parent-style-name="Table_20_Contents">
      <style:paragraph-properties fo:text-align="center" style:justify-single-word="false"/>
      <style:text-properties officeooo:rsid="02ea260b" officeooo:paragraph-rsid="02ea260b"/>
    </style:style>
    <style:style style:name="P13" style:family="paragraph" style:parent-style-name="Table_20_Contents">
      <style:paragraph-properties fo:text-align="center" style:justify-single-word="false"/>
      <style:text-properties fo:font-weight="normal" officeooo:rsid="0277f717" officeooo:paragraph-rsid="02ea2195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weight="normal" officeooo:rsid="02ea2195" officeooo:paragraph-rsid="02ea2195" style:font-weight-asian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weight="normal" officeooo:rsid="02ecfb36" officeooo:paragraph-rsid="02ecfb36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weight="normal" officeooo:rsid="03110823" officeooo:paragraph-rsid="03110823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officeooo:rsid="02f637d6" officeooo:paragraph-rsid="02f637d6"/>
    </style:style>
    <style:style style:name="P18" style:family="paragraph" style:parent-style-name="Table_20_Contents">
      <style:paragraph-properties fo:text-align="center" style:justify-single-word="false"/>
      <style:text-properties officeooo:rsid="02f82f0d" officeooo:paragraph-rsid="02f82f0d"/>
    </style:style>
    <style:style style:name="P19" style:family="paragraph" style:parent-style-name="Table_20_Contents">
      <style:paragraph-properties fo:text-align="center" style:justify-single-word="false"/>
      <style:text-properties officeooo:rsid="02ff89b5" officeooo:paragraph-rsid="02ff89b5"/>
    </style:style>
    <style:style style:name="P20" style:family="paragraph" style:parent-style-name="Table_20_Contents">
      <style:paragraph-properties fo:text-align="center" style:justify-single-word="false"/>
      <style:text-properties officeooo:rsid="026ec750" officeooo:paragraph-rsid="02f2bf04"/>
    </style:style>
    <style:style style:name="P21" style:family="paragraph" style:parent-style-name="Table_20_Contents">
      <style:paragraph-properties fo:text-align="center" style:justify-single-word="false"/>
      <style:text-properties officeooo:rsid="03015f82" officeooo:paragraph-rsid="03015f82"/>
    </style:style>
    <style:style style:name="P22" style:family="paragraph" style:parent-style-name="Table_20_Contents">
      <style:paragraph-properties fo:text-align="center" style:justify-single-word="false"/>
      <style:text-properties officeooo:rsid="030b3399" officeooo:paragraph-rsid="030b3399"/>
    </style:style>
    <style:style style:name="P23" style:family="paragraph" style:parent-style-name="Table_20_Contents">
      <style:paragraph-properties fo:text-align="justify" style:justify-single-word="false"/>
      <style:text-properties fo:font-size="10.5pt" fo:font-weight="normal" officeooo:rsid="0277f717" officeooo:paragraph-rsid="027bedb0" style:font-size-asian="10.5pt" style:font-weight-asian="normal" style:font-size-complex="10.5pt" style:font-weight-complex="normal"/>
    </style:style>
    <style:style style:name="P24" style:family="paragraph" style:parent-style-name="Table_20_Contents">
      <style:paragraph-properties fo:text-align="justify" style:justify-single-word="false"/>
      <style:text-properties fo:font-size="10.5pt" officeooo:rsid="0277f717" officeooo:paragraph-rsid="027bedb0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officeooo:rsid="03110823" officeooo:paragraph-rsid="03110823"/>
    </style:style>
    <style:style style:name="P26" style:family="paragraph" style:parent-style-name="Table_20_Contents">
      <style:paragraph-properties fo:text-align="center" style:justify-single-word="false"/>
      <style:text-properties officeooo:rsid="0311577b" officeooo:paragraph-rsid="0311577b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2pt" officeooo:rsid="03153aa3" officeooo:paragraph-rsid="03153aa3" style:font-name-asian="Tahoma1" style:font-size-asian="12pt" style:font-name-complex="Liberation Sans1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2pt" officeooo:rsid="031b7307" officeooo:paragraph-rsid="031b7307" style:font-name-asian="Tahoma1" style:font-size-asian="12pt" style:font-name-complex="Liberation Sans1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officeooo:rsid="0316f0f8" officeooo:paragraph-rsid="0316f0f8"/>
    </style:style>
    <style:style style:name="P30" style:family="paragraph" style:parent-style-name="Table_20_Contents">
      <style:paragraph-properties fo:text-align="center" style:justify-single-word="false"/>
      <style:text-properties officeooo:rsid="0317ff1a" officeooo:paragraph-rsid="0317ff1a"/>
    </style:style>
    <style:style style:name="P31" style:family="paragraph" style:parent-style-name="Table_20_Contents">
      <style:paragraph-properties fo:text-align="center" style:justify-single-word="false"/>
      <style:text-properties officeooo:rsid="031b2c1e" officeooo:paragraph-rsid="031b2c1e"/>
    </style:style>
    <style:style style:name="P32" style:family="paragraph" style:parent-style-name="Table_20_Contents">
      <style:paragraph-properties fo:text-align="center" style:justify-single-word="false"/>
      <style:text-properties officeooo:rsid="031b7307" officeooo:paragraph-rsid="031b7307"/>
    </style:style>
    <style:style style:name="P33" style:family="paragraph" style:parent-style-name="Standard">
      <style:paragraph-properties fo:text-align="center" style:justify-single-word="false"/>
      <style:text-properties officeooo:rsid="02f637d6" officeooo:paragraph-rsid="02f637d6"/>
    </style:style>
    <style:style style:name="P34" style:family="paragraph" style:parent-style-name="Standard">
      <style:paragraph-properties fo:text-align="center" style:justify-single-word="false"/>
      <style:text-properties officeooo:rsid="02f82f0d" officeooo:paragraph-rsid="02f82f0d"/>
    </style:style>
    <style:style style:name="P35" style:family="paragraph" style:parent-style-name="Standard">
      <style:paragraph-properties fo:text-align="center" style:justify-single-word="false"/>
      <style:text-properties officeooo:rsid="02ff89b5" officeooo:paragraph-rsid="02ff89b5"/>
    </style:style>
    <style:style style:name="P36" style:family="paragraph" style:parent-style-name="Standard">
      <style:paragraph-properties fo:text-align="center" style:justify-single-word="false"/>
      <style:text-properties officeooo:rsid="030b3399" officeooo:paragraph-rsid="030b3399"/>
    </style:style>
    <style:style style:name="P37" style:family="paragraph" style:parent-style-name="Standard">
      <style:paragraph-properties fo:text-align="center" style:justify-single-word="false"/>
      <style:text-properties officeooo:rsid="03131e7d" officeooo:paragraph-rsid="03131e7d"/>
    </style:style>
    <style:style style:name="P38" style:family="paragraph" style:parent-style-name="Standard">
      <style:paragraph-properties fo:text-align="center" style:justify-single-word="false"/>
      <style:text-properties officeooo:rsid="03138abd" officeooo:paragraph-rsid="03138abd"/>
    </style:style>
    <style:style style:name="P39" style:family="paragraph" style:parent-style-name="Standard">
      <style:paragraph-properties fo:text-align="center" style:justify-single-word="false"/>
      <style:text-properties officeooo:rsid="03153aa3" officeooo:paragraph-rsid="03153aa3"/>
    </style:style>
    <style:style style:name="P40" style:family="paragraph" style:parent-style-name="Standard">
      <style:paragraph-properties fo:text-align="center" style:justify-single-word="false"/>
      <style:text-properties officeooo:rsid="031b2c1e" officeooo:paragraph-rsid="031b2c1e"/>
    </style:style>
    <style:style style:name="P41" style:family="paragraph" style:parent-style-name="Standard">
      <style:paragraph-properties fo:text-align="center" style:justify-single-word="false"/>
      <style:text-properties officeooo:rsid="031b7307" officeooo:paragraph-rsid="031b7307"/>
    </style:style>
    <style:style style:name="P42" style:family="paragraph" style:parent-style-name="Standard">
      <style:paragraph-properties fo:text-align="center" style:justify-single-word="false"/>
      <style:text-properties officeooo:rsid="031beb30" officeooo:paragraph-rsid="031beb30"/>
    </style:style>
    <style:style style:name="P43" style:family="paragraph" style:parent-style-name="Text_20_body">
      <style:text-properties fo:font-weight="bold" officeooo:rsid="0275f89b" officeooo:paragraph-rsid="027bedb0" style:font-weight-asian="bold" style:font-weight-complex="bold"/>
    </style:style>
    <style:style style:name="P44" style:family="paragraph" style:parent-style-name="Text_20_body">
      <style:text-properties style:use-window-font-color="true" loext:opacity="0%" style:font-name="Arial" fo:font-size="11pt" fo:font-weight="normal" officeooo:rsid="02bc3c32" officeooo:paragraph-rsid="02e82e6a" style:font-name-asian="Noto Sans CJK SC Regular" style:font-size-asian="11pt" style:font-weight-asian="normal" style:font-name-complex="FreeSans1" style:font-size-complex="11pt" style:font-weight-complex="normal"/>
    </style:style>
    <style:style style:name="P45" style:family="paragraph" style:parent-style-name="Text_20_body">
      <style:paragraph-properties fo:text-align="start" style:justify-single-word="false"/>
      <style:text-properties style:use-window-font-color="true" loext:opacity="0%" style:font-name="Arial" fo:font-size="14pt" fo:font-weight="bold" officeooo:rsid="031b399d" officeooo:paragraph-rsid="03104fe3" style:font-name-asian="Noto Sans CJK SC Regular" style:font-size-asian="14pt" style:font-weight-asian="bold" style:font-name-complex="FreeSans1" style:font-size-complex="14pt" style:font-weight-complex="bold"/>
    </style:style>
    <style:style style:name="P46" style:family="paragraph" style:parent-style-name="Standard">
      <style:paragraph-properties fo:text-align="center" style:justify-single-word="false"/>
      <style:text-properties officeooo:rsid="031c373c" officeooo:paragraph-rsid="031c373c"/>
    </style:style>
    <style:style style:name="P47" style:family="paragraph" style:parent-style-name="Table_20_Contents">
      <style:paragraph-properties fo:text-align="center" style:justify-single-word="false"/>
      <style:text-properties officeooo:rsid="031c373c" officeooo:paragraph-rsid="031c373c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12pt" officeooo:rsid="031c373c" officeooo:paragraph-rsid="031c373c" style:font-name-asian="Tahoma1" style:font-size-asian="12pt" style:font-name-complex="Liberation Sans1" style:font-size-complex="12pt"/>
    </style:style>
    <style:style style:name="P49" style:family="paragraph" style:parent-style-name="Heading_20_1" style:master-page-name="First_20_Page">
      <style:paragraph-properties fo:text-align="center" style:justify-single-word="false" style:page-number="auto"/>
    </style:style>
    <style:style style:name="T1" style:family="text">
      <style:text-properties fo:font-size="9pt" officeooo:rsid="00fe907b" style:font-size-asian="9pt" style:font-size-complex="9pt"/>
    </style:style>
    <style:style style:name="T2" style:family="text">
      <style:text-properties fo:font-size="9pt" officeooo:rsid="01e0af53" style:font-size-asian="9pt" style:font-size-complex="9pt"/>
    </style:style>
    <style:style style:name="T3" style:family="text">
      <style:text-properties fo:font-size="9pt" officeooo:rsid="021b3668" style:font-size-asian="9pt" style:font-size-complex="9pt"/>
    </style:style>
    <style:style style:name="T4" style:family="text">
      <style:text-properties style:font-name="Arial1" fo:font-size="10pt" style:text-underline-style="none" officeooo:rsid="022a544a" style:font-size-asian="10pt" style:font-size-complex="10pt"/>
    </style:style>
    <style:style style:name="T5" style:family="text">
      <style:text-properties style:font-name="Arial1" fo:font-size="10pt" style:text-underline-style="none" officeooo:rsid="001b2f40" style:font-size-asian="10pt" style:font-size-complex="10pt"/>
    </style:style>
    <style:style style:name="T6" style:family="text">
      <style:text-properties style:font-name="Arial1" fo:font-size="10pt" style:text-underline-style="none" officeooo:rsid="00337d03" style:font-size-asian="10pt" style:font-size-complex="10pt"/>
    </style:style>
    <style:style style:name="T7" style:family="text">
      <style:text-properties style:font-name="Arial1" fo:font-size="10pt" style:text-underline-style="none" officeooo:rsid="02f99625" style:font-size-asian="10pt" style:font-size-complex="10pt"/>
    </style:style>
    <style:style style:name="T8" style:family="text">
      <style:text-properties style:font-name="Arial1" fo:font-size="10pt" style:text-underline-style="none" officeooo:rsid="0269cb7a" style:font-size-asian="10pt" style:font-size-complex="10pt"/>
    </style:style>
    <style:style style:name="T9" style:family="text">
      <style:text-properties style:font-name="Arial1" fo:font-size="10pt" style:text-underline-style="none" officeooo:rsid="02e5f899" style:font-size-asian="10pt" style:font-size-complex="10pt"/>
    </style:style>
    <style:style style:name="T10" style:family="text">
      <style:text-properties style:use-window-font-color="true" loext:opacity="0%" style:font-name="Arial" fo:font-size="11pt" style:font-name-asian="Noto Sans CJK SC Regular" style:font-size-asian="11pt" style:font-name-complex="FreeSans1" style:font-size-complex="11pt"/>
    </style:style>
    <style:style style:name="T11" style:family="text">
      <style:text-properties style:use-window-font-color="true" loext:opacity="0%" style:font-name="Arial" fo:font-size="11pt" officeooo:rsid="0268597c" style:font-name-asian="Noto Sans CJK SC Regular" style:font-size-asian="11pt" style:font-name-complex="FreeSans1" style:font-size-complex="11pt"/>
    </style:style>
    <style:style style:name="T12" style:family="text">
      <style:text-properties style:use-window-font-color="true" loext:opacity="0%" style:font-name="Arial" fo:font-size="14pt" fo:font-weight="bold" officeooo:rsid="02157811" style:font-name-asian="Noto Sans CJK SC Regular" style:font-size-asian="14pt" style:font-weight-asian="bold" style:font-name-complex="FreeSans1" style:font-size-complex="14pt" style:font-weight-complex="bold"/>
    </style:style>
    <style:style style:name="T13" style:family="text">
      <style:text-properties style:use-window-font-color="true" loext:opacity="0%" style:font-name="Arial" fo:font-size="14pt" fo:font-weight="bold" officeooo:rsid="0269cb7a" style:font-name-asian="Noto Sans CJK SC Regular" style:font-size-asian="14pt" style:font-weight-asian="bold" style:font-name-complex="FreeSans1" style:font-size-complex="14pt" style:font-weight-complex="bold"/>
    </style:style>
    <style:style style:name="T14" style:family="text">
      <style:text-properties style:use-window-font-color="true" loext:opacity="0%" style:font-name="Arial" fo:font-size="14pt" fo:font-weight="bold" officeooo:rsid="026b0a5a" style:font-name-asian="Noto Sans CJK SC Regular" style:font-size-asian="14pt" style:font-weight-asian="bold" style:font-name-complex="FreeSans1" style:font-size-complex="14pt" style:font-weight-complex="bold"/>
    </style:style>
    <style:style style:name="T15" style:family="text">
      <style:text-properties style:use-window-font-color="true" loext:opacity="0%" style:font-name="Arial" fo:font-size="14pt" fo:font-weight="bold" officeooo:rsid="0306f595" style:font-name-asian="Noto Sans CJK SC Regular" style:font-size-asian="14pt" style:font-weight-asian="bold" style:font-name-complex="FreeSans1" style:font-size-complex="14pt" style:font-weight-complex="bold"/>
    </style:style>
    <style:style style:name="T16" style:family="text">
      <style:text-properties officeooo:rsid="02ea2195"/>
    </style:style>
    <style:style style:name="T17" style:family="text">
      <style:text-properties officeooo:rsid="02f1dd3d"/>
    </style:style>
    <style:style style:name="T18" style:family="text">
      <style:text-properties officeooo:rsid="02fc4e3e"/>
    </style:style>
    <style:style style:name="T19" style:family="text">
      <style:text-properties officeooo:rsid="0306f595"/>
    </style:style>
    <style:style style:name="T20" style:family="text">
      <style:text-properties officeooo:rsid="03086a39"/>
    </style:style>
    <style:style style:name="T21" style:family="text">
      <style:text-properties officeooo:rsid="03098b0f"/>
    </style:style>
    <style:style style:name="T22" style:family="text">
      <style:text-properties officeooo:rsid="030b3399"/>
    </style:style>
    <style:style style:name="T23" style:family="text">
      <style:text-properties officeooo:rsid="030c6771"/>
    </style:style>
    <style:style style:name="T24" style:family="text">
      <style:text-properties officeooo:rsid="030cd5f7"/>
    </style:style>
    <style:style style:name="T25" style:family="text">
      <style:text-properties officeooo:rsid="031108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9" text:outline-level="1" text:is-list-header="true"><text:span text:style-name="T12">ACTIVIDADES UD</text:span><text:span text:style-name="T15">7</text:span><text:span text:style-name="T14"> - </text:span><text:span text:style-name="T13">SERVIDOR</text:span></text:h>
      <text:p text:style-name="P45">NOMBRE Y APELLIDOS: <text:span text:style-name="T25">Miguel Pozo Pérez</text:span></text:p>
      <text:p text:style-name="P43"><text:span text:style-name="T11">T</text:span><text:span text:style-name="T10">ABLA DE CALIFICACION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6">CE</text:p>
          </table:table-cell>
          <table:table-cell table:style-name="Table3.A1" office:value-type="string">
            <text:p text:style-name="P7">ACT<text:span text:style-name="T16">.</text:span></text:p>
          </table:table-cell>
          <table:table-cell table:style-name="Table3.A1" table:number-columns-spanned="2" office:value-type="string">
            <text:p text:style-name="P8">TAREA</text:p>
          </table:table-cell>
          <table:covered-table-cell/>
          <table:table-cell table:style-name="Table3.A1" office:value-type="string">
            <text:p text:style-name="P8">HECHO</text:p>
          </table:table-cell>
          <table:table-cell table:style-name="Table3.A1" office:value-type="string">
            <text:p text:style-name="P6">CALIFICACIÓN</text:p>
          </table:table-cell>
          <table:table-cell table:style-name="Table3.A1" table:number-columns-spanned="2" office:value-type="string">
            <text:p text:style-name="P9">IE</text:p>
          </table:table-cell>
          <table:covered-table-cell/>
          <table:table-cell table:style-name="Table3.I1" office:value-type="string">
            <text:p text:style-name="P6">TOTAL</text:p>
          </table:table-cell>
        </table:table-row>
        <table:table-row table:style-name="Table3.2">
          <table:table-cell table:style-name="Table3.A2" table:number-rows-spanned="2" office:value-type="string">
            <text:p text:style-name="P13">RA<text:span text:style-name="T18">5</text:span><text:span text:style-name="T17">.h</text:span></text:p>
          </table:table-cell>
          <table:table-cell table:style-name="Table3.A2" table:number-rows-spanned="2" office:value-type="string">
            <text:p text:style-name="P13">UD<text:span text:style-name="T19">7</text:span>.1</text:p>
          </table:table-cell>
          <table:table-cell table:style-name="Table3.A2" table:number-rows-spanned="2" office:value-type="string">
            <text:p text:style-name="P14">a</text:p>
          </table:table-cell>
          <table:table-cell table:style-name="Table3.A2" table:number-rows-spanned="2" office:value-type="string">
            <text:p text:style-name="P15">10p</text:p>
          </table:table-cell>
          <table:table-cell table:style-name="Table3.A2" table:number-rows-spanned="2" office:value-type="string">
            <text:p text:style-name="P16">10</text:p>
          </table:table-cell>
          <table:table-cell table:style-name="Table3.A2" table:number-rows-spanned="2" office:value-type="string">
            <text:p text:style-name="P16">10</text:p>
          </table:table-cell>
          <table:table-cell table:style-name="Table3.A2" office:value-type="string">
            <text:p text:style-name="P23">I3 - 90%</text:p>
          </table:table-cell>
          <table:table-cell table:style-name="Table3.A2" office:value-type="string">
            <text:p text:style-name="P16">9</text:p>
          </table:table-cell>
          <table:table-cell table:style-name="Table3.I2" table:number-rows-spanned="2" office:value-type="string">
            <text:p text:style-name="P16">10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24">I6 - 10%</text:p>
          </table:table-cell>
          <table:table-cell table:style-name="Table3.A2" office:value-type="string">
            <text:p text:style-name="P16">1</text:p>
          </table:table-cell>
          <table:covered-table-cell/>
        </table:table-row>
        <table:table-row table:style-name="Table3.4">
          <table:table-cell table:style-name="Table3.A13" table:number-rows-spanned="4" office:value-type="string">
            <text:p text:style-name="P10">RA<text:span text:style-name="T18">5.</text:span><text:span text:style-name="T20">c</text:span></text:p>
          </table:table-cell>
          <table:table-cell table:style-name="Table3.B7" table:number-rows-spanned="4" office:value-type="string">
            <text:p text:style-name="P10">UD<text:span text:style-name="T19">7</text:span>.<text:span text:style-name="T18">2</text:span></text:p>
          </table:table-cell>
          <table:table-cell table:style-name="Table3.C4" office:value-type="string">
            <text:p text:style-name="P22">b</text:p>
          </table:table-cell>
          <table:table-cell table:style-name="Table3.D4" office:value-type="string">
            <text:p text:style-name="P17"><text:span text:style-name="T22">3</text:span>p</text:p>
          </table:table-cell>
          <table:table-cell table:style-name="Table3.E4" office:value-type="string">
            <text:p text:style-name="P25">3</text:p>
          </table:table-cell>
          <table:table-cell table:style-name="Table3.F7" table:number-rows-spanned="4" office:value-type="string">
            <text:p text:style-name="P27">10</text:p>
          </table:table-cell>
          <table:table-cell table:style-name="Table3.G7" table:number-rows-spanned="2" office:value-type="string">
            <text:p text:style-name="P23">I3 - 90%</text:p>
          </table:table-cell>
          <table:table-cell table:style-name="Table3.H7" table:number-rows-spanned="2" office:value-type="string">
            <text:p text:style-name="P31">9</text:p>
          </table:table-cell>
          <table:table-cell table:style-name="Table3.I7" table:number-rows-spanned="4" office:value-type="string">
            <text:p text:style-name="P31">10</text:p>
          </table:table-cell>
        </table:table-row>
        <table:table-row table:style-name="Table3.4">
          <table:covered-table-cell/>
          <table:covered-table-cell/>
          <table:table-cell table:style-name="Table3.C5" office:value-type="string">
            <text:p text:style-name="P36">c</text:p>
          </table:table-cell>
          <table:table-cell table:style-name="Table3.D5" office:value-type="string">
            <text:p text:style-name="P33"><text:span text:style-name="T22">3</text:span>p</text:p>
          </table:table-cell>
          <table:table-cell table:style-name="Table3.E5" office:value-type="string">
            <text:p text:style-name="P37">3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covered-table-cell/>
          <table:covered-table-cell/>
          <table:table-cell table:style-name="Table3.C6" office:value-type="string">
            <text:p text:style-name="P36">e</text:p>
          </table:table-cell>
          <table:table-cell table:style-name="Table3.D6" office:value-type="string">
            <text:p text:style-name="P17"><text:span text:style-name="T22">2</text:span>p</text:p>
          </table:table-cell>
          <table:table-cell table:style-name="Table3.E6" office:value-type="string">
            <text:p text:style-name="P38">2</text:p>
          </table:table-cell>
          <table:covered-table-cell/>
          <table:table-cell table:style-name="Table3.G7" table:number-rows-spanned="2" office:value-type="string">
            <text:p text:style-name="P23">I3 - 90%</text:p>
          </table:table-cell>
          <table:table-cell table:style-name="Table3.H7" table:number-rows-spanned="2" office:value-type="string">
            <text:p text:style-name="P40">1</text:p>
          </table:table-cell>
          <table:covered-table-cell/>
        </table:table-row>
        <table:table-row table:style-name="Table3.4">
          <table:covered-table-cell/>
          <table:covered-table-cell/>
          <table:table-cell table:style-name="Table3.C7" office:value-type="string">
            <text:p text:style-name="P36">j</text:p>
          </table:table-cell>
          <table:table-cell table:style-name="Table3.D7" office:value-type="string">
            <text:p text:style-name="P17"><text:span text:style-name="T22">2</text:span>p</text:p>
          </table:table-cell>
          <table:table-cell table:style-name="Table3.E7" office:value-type="string">
            <text:p text:style-name="P39">2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13" table:number-rows-spanned="6" office:value-type="string">
            <text:p text:style-name="P10">RA<text:span text:style-name="T17">6</text:span>.<text:span text:style-name="T20">f</text:span></text:p>
          </table:table-cell>
          <table:table-cell table:style-name="Table3.B13" table:number-rows-spanned="6" office:value-type="string">
            <text:p text:style-name="P10">UD<text:span text:style-name="T19">7</text:span>.<text:span text:style-name="T20">2</text:span></text:p>
          </table:table-cell>
          <table:table-cell table:style-name="Table3.C8" office:value-type="string">
            <text:p text:style-name="P11">a</text:p>
          </table:table-cell>
          <table:table-cell table:style-name="Table3.D8" office:value-type="string">
            <text:p text:style-name="P19"><text:span text:style-name="T22">3.5</text:span>p</text:p>
          </table:table-cell>
          <table:table-cell table:style-name="Table3.E8" office:value-type="string">
            <text:p text:style-name="P25">3.5</text:p>
          </table:table-cell>
          <table:table-cell table:style-name="Table3.F13" table:number-rows-spanned="6" office:value-type="string">
            <text:p text:style-name="P48">7</text:p>
          </table:table-cell>
          <table:table-cell table:style-name="Table3.G13" table:number-rows-spanned="3" office:value-type="string">
            <text:p text:style-name="P23">I3 - 90%</text:p>
          </table:table-cell>
          <table:table-cell table:style-name="Table3.H13" table:number-rows-spanned="3" office:value-type="string">
            <text:p text:style-name="P47"/>
          </table:table-cell>
          <table:table-cell table:style-name="Table3.I13" table:number-rows-spanned="6" office:value-type="string">
            <text:p text:style-name="P47"/>
          </table:table-cell>
        </table:table-row>
        <table:table-row table:style-name="Table3.4">
          <table:covered-table-cell/>
          <table:covered-table-cell/>
          <table:table-cell table:style-name="Table3.C9" office:value-type="string">
            <text:p text:style-name="P36">d</text:p>
          </table:table-cell>
          <table:table-cell table:style-name="Table3.D9" office:value-type="string">
            <text:p text:style-name="P19"><text:span text:style-name="T22">1</text:span>p</text:p>
          </table:table-cell>
          <table:table-cell table:style-name="Table3.E9" office:value-type="string">
            <text:p text:style-name="P37">1</text:p>
          </table:table-cell>
          <table:covered-table-cell/>
          <table:covered-table-cell/>
          <table:covered-table-cell/>
          <table:covered-table-cell/>
        </table:table-row>
        <table:table-row table:style-name="Table3.10">
          <table:covered-table-cell/>
          <table:covered-table-cell/>
          <table:table-cell table:style-name="Table3.C10" office:value-type="string">
            <text:p text:style-name="P36">f</text:p>
          </table:table-cell>
          <table:table-cell table:style-name="Table3.D13" office:value-type="string">
            <text:p text:style-name="P19"><text:span text:style-name="T22">2.5</text:span>p</text:p>
          </table:table-cell>
          <table:table-cell table:style-name="Table3.E10" office:value-type="string">
            <text:p text:style-name="P46">2.5</text:p>
          </table:table-cell>
          <table:covered-table-cell/>
          <table:covered-table-cell/>
          <table:covered-table-cell/>
          <table:covered-table-cell/>
        </table:table-row>
        <table:table-row table:style-name="Table3.10">
          <table:covered-table-cell/>
          <table:covered-table-cell/>
          <table:table-cell table:style-name="Table3.C11" office:value-type="string">
            <text:p text:style-name="P36">g</text:p>
          </table:table-cell>
          <table:table-cell table:style-name="Table3.D13" office:value-type="string">
            <text:p text:style-name="P22">1p</text:p>
          </table:table-cell>
          <table:table-cell table:style-name="Table3.E11" office:value-type="string">
            <text:p text:style-name="P42"/>
          </table:table-cell>
          <table:covered-table-cell/>
          <table:table-cell table:style-name="Table3.G13" table:number-rows-spanned="3" office:value-type="string">
            <text:p text:style-name="P24">I6 - 10%</text:p>
          </table:table-cell>
          <table:table-cell table:style-name="Table3.H13" table:number-rows-spanned="3" office:value-type="string">
            <text:p text:style-name="P46">1</text:p>
          </table:table-cell>
          <table:covered-table-cell/>
        </table:table-row>
        <table:table-row table:style-name="Table3.10">
          <table:covered-table-cell/>
          <table:covered-table-cell/>
          <table:table-cell table:style-name="Table3.C12" office:value-type="string">
            <text:p text:style-name="P36">h</text:p>
          </table:table-cell>
          <table:table-cell table:style-name="Table3.D13" office:value-type="string">
            <text:p text:style-name="P22">1p</text:p>
          </table:table-cell>
          <table:table-cell table:style-name="Table3.E12" office:value-type="string">
            <text:p text:style-name="P42"/>
          </table:table-cell>
          <table:covered-table-cell/>
          <table:covered-table-cell/>
          <table:covered-table-cell/>
          <table:covered-table-cell/>
        </table:table-row>
        <table:table-row table:style-name="Table3.10">
          <table:covered-table-cell/>
          <table:covered-table-cell/>
          <table:table-cell table:style-name="Table3.C13" office:value-type="string">
            <text:p text:style-name="P36">i</text:p>
          </table:table-cell>
          <table:table-cell table:style-name="Table3.D13" office:value-type="string">
            <text:p text:style-name="P22">1p</text:p>
          </table:table-cell>
          <table:table-cell table:style-name="Table3.E13" office:value-type="string">
            <text:p text:style-name="P42"/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15" table:number-rows-spanned="2" office:value-type="string">
            <text:p text:style-name="P10">RA<text:span text:style-name="T20">5</text:span>.<text:span text:style-name="T23">d</text:span></text:p>
          </table:table-cell>
          <table:table-cell table:style-name="Table3.B15" table:number-rows-spanned="2" office:value-type="string">
            <text:p text:style-name="P10">UD<text:span text:style-name="T19">7</text:span>.<text:span text:style-name="T20">3</text:span></text:p>
          </table:table-cell>
          <table:table-cell table:style-name="Table3.C14" office:value-type="string">
            <text:p text:style-name="P12">a</text:p>
          </table:table-cell>
          <table:table-cell table:style-name="Table3.D14" office:value-type="string">
            <text:p text:style-name="P18"><text:span text:style-name="T21">5</text:span>p</text:p>
          </table:table-cell>
          <table:table-cell table:style-name="Table3.E14" office:value-type="string">
            <text:p text:style-name="P26">5</text:p>
          </table:table-cell>
          <table:table-cell table:style-name="Table3.F15" table:number-rows-spanned="2" office:value-type="string">
            <text:p text:style-name="P28">10</text:p>
          </table:table-cell>
          <table:table-cell table:style-name="Table3.G15" office:value-type="string">
            <text:p text:style-name="P23">I3 - 90%</text:p>
          </table:table-cell>
          <table:table-cell table:style-name="Table3.H15" office:value-type="string">
            <text:p text:style-name="P32">9</text:p>
          </table:table-cell>
          <table:table-cell table:style-name="Table3.I15" table:number-rows-spanned="2" office:value-type="string">
            <text:p text:style-name="P32">10</text:p>
          </table:table-cell>
        </table:table-row>
        <table:table-row table:style-name="Table3.4">
          <table:covered-table-cell/>
          <table:covered-table-cell/>
          <table:table-cell table:style-name="Table3.C15" office:value-type="string">
            <text:p text:style-name="P35">b</text:p>
          </table:table-cell>
          <table:table-cell table:style-name="Table3.D15" office:value-type="string">
            <text:p text:style-name="P34"><text:span text:style-name="T21">5</text:span>p</text:p>
          </table:table-cell>
          <table:table-cell table:style-name="Table3.E15" office:value-type="string">
            <text:p text:style-name="P41">5</text:p>
          </table:table-cell>
          <table:covered-table-cell/>
          <table:table-cell table:style-name="Table3.G15" office:value-type="string">
            <text:p text:style-name="P24">I6 - 10%</text:p>
          </table:table-cell>
          <table:table-cell table:style-name="Table3.H15" office:value-type="string">
            <text:p text:style-name="P41">1</text:p>
          </table:table-cell>
          <table:covered-table-cell/>
        </table:table-row>
        <table:table-row table:style-name="Table3.4">
          <table:table-cell table:style-name="Table3.A19" table:number-rows-spanned="4" office:value-type="string">
            <text:p text:style-name="P20">RA<text:span text:style-name="T20">8</text:span></text:p>
          </table:table-cell>
          <table:table-cell table:style-name="Table3.B19" table:number-rows-spanned="4" office:value-type="string">
            <text:p text:style-name="P10">UD<text:span text:style-name="T19">7</text:span>.<text:span text:style-name="T24">4</text:span></text:p>
          </table:table-cell>
          <table:table-cell table:style-name="Table3.C16" office:value-type="string">
            <text:p text:style-name="P19">a</text:p>
          </table:table-cell>
          <table:table-cell table:style-name="Table3.D18" office:value-type="string">
            <text:p text:style-name="P21"><text:span text:style-name="T20">2</text:span>p</text:p>
          </table:table-cell>
          <table:table-cell table:style-name="Table3.E16" office:value-type="string">
            <text:p text:style-name="P47">2</text:p>
          </table:table-cell>
          <table:table-cell table:style-name="Table3.F19" table:number-rows-spanned="4" office:value-type="string">
            <text:p text:style-name="P48">10</text:p>
          </table:table-cell>
          <table:table-cell table:style-name="Table3.G17" table:number-rows-spanned="2" office:value-type="string">
            <text:p text:style-name="P23">I3 - 90%</text:p>
          </table:table-cell>
          <table:table-cell table:style-name="Table3.H17" table:number-rows-spanned="2" office:value-type="string">
            <text:p text:style-name="P47">9</text:p>
          </table:table-cell>
          <table:table-cell table:style-name="Table3.I19" table:number-rows-spanned="4" office:value-type="string">
            <text:p text:style-name="P47">10</text:p>
          </table:table-cell>
        </table:table-row>
        <table:table-row table:style-name="Table3.17">
          <table:covered-table-cell/>
          <table:covered-table-cell/>
          <table:table-cell table:style-name="Table3.C17" office:value-type="string">
            <text:p text:style-name="P19">b</text:p>
          </table:table-cell>
          <table:table-cell table:style-name="Table3.D18" office:value-type="string">
            <text:p text:style-name="P21"><text:span text:style-name="T20">1</text:span>p</text:p>
          </table:table-cell>
          <table:table-cell table:style-name="Table3.E17" office:value-type="string">
            <text:p text:style-name="P29">1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covered-table-cell/>
          <table:covered-table-cell/>
          <table:table-cell table:style-name="Table3.C18" office:value-type="string">
            <text:p text:style-name="P19">c</text:p>
          </table:table-cell>
          <table:table-cell table:style-name="Table3.D18" office:value-type="string">
            <text:p text:style-name="P21"><text:span text:style-name="T20">1</text:span>p</text:p>
          </table:table-cell>
          <table:table-cell table:style-name="Table3.E18" office:value-type="string">
            <text:p text:style-name="P30">1</text:p>
          </table:table-cell>
          <table:covered-table-cell/>
          <table:table-cell table:style-name="Table3.G19" table:number-rows-spanned="2" office:value-type="string">
            <text:p text:style-name="P23">I3 - 90%</text:p>
          </table:table-cell>
          <table:table-cell table:style-name="Table3.H19" table:number-rows-spanned="2" office:value-type="string">
            <text:p text:style-name="P41">1</text:p>
          </table:table-cell>
          <table:covered-table-cell/>
        </table:table-row>
        <table:table-row table:style-name="Table3.4">
          <table:covered-table-cell/>
          <table:covered-table-cell/>
          <table:table-cell table:style-name="Table3.C19" office:value-type="string">
            <text:p text:style-name="P19">d</text:p>
          </table:table-cell>
          <table:table-cell table:style-name="Table3.D19" office:value-type="string">
            <text:p text:style-name="P21"><text:span text:style-name="T20">6</text:span>p</text:p>
          </table:table-cell>
          <table:table-cell table:style-name="Table3.E19" office:value-type="string">
            <text:p text:style-name="P30">6</text:p>
          </table:table-cell>
          <table:covered-table-cell/>
          <table:covered-table-cell/>
          <table:covered-table-cell/>
          <table:covered-table-cell/>
        </table:table-row>
      </table:table>
      <text:p text:style-name="P4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cm" fo:margin-bottom="0cm" style:contextual-spacing="false" fo:line-height="200%" fo:keep-with-next="always"/>
      <style:text-properties style:font-name="Arial" fo:font-family="Arial" style:font-family-generic="swiss" fo:font-size="11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200%" fo:text-align="justify" style:justify-single-word="false" fo:orphans="0" fo:widows="0" style:page-number="auto"/>
    </style:style>
    <style:style style:name="List" style:family="paragraph" style:default-outline-level="" style:class="list">
      <style:paragraph-properties fo:margin-top="0cm" fo:margin-bottom="0.374cm" style:contextual-spacing="false"/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374cm" fo:margin-bottom="0.374cm" style:contextual-spacing="false"/>
      <style:text-properties style:font-name="Tahoma" fo:font-family="Tahoma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Index" style:family="paragraph" style:default-outline-level="" style:class="index"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1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line-height="20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20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20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T1_25_20-_25_20Introducción_25_20v3_7e_LT_7e_Gliederung_20_1" style:display-name="UT1%20-%20Introducción%20v3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Gliederung_20_2" style:display-name="UT1%20-%20Introducción%20v3~LT~Gliederung 2" style:family="paragraph" style:parent-style-name="UT1_25_20-_25_20Introducción_25_20v3_7e_LT_7e_Gliederung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UT1_25_20-_25_20Introducción_25_20v3_7e_LT_7e_Gliederung_20_3" style:display-name="UT1%20-%20Introducción%20v3~LT~Gliederung 3" style:family="paragraph" style:parent-style-name="UT1_25_20-_25_20Introducción_25_20v3_7e_LT_7e_Gliederung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UT1_25_20-_25_20Introducción_25_20v3_7e_LT_7e_Gliederung_20_4" style:display-name="UT1%20-%20Introducción%20v3~LT~Gliederung 4" style:family="paragraph" style:parent-style-name="UT1_25_20-_25_20Introducción_25_20v3_7e_LT_7e_Gliederung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5" style:display-name="UT1%20-%20Introducción%20v3~LT~Gliederung 5" style:family="paragraph" style:parent-style-name="UT1_25_20-_25_20Introducción_25_20v3_7e_LT_7e_Gliederung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6" style:display-name="UT1%20-%20Introducción%20v3~LT~Gliederung 6" style:family="paragraph" style:parent-style-name="UT1_25_20-_25_20Introducción_25_20v3_7e_LT_7e_Gliederung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7" style:display-name="UT1%20-%20Introducción%20v3~LT~Gliederung 7" style:family="paragraph" style:parent-style-name="UT1_25_20-_25_20Introducción_25_20v3_7e_LT_7e_Gliederung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8" style:display-name="UT1%20-%20Introducción%20v3~LT~Gliederung 8" style:family="paragraph" style:parent-style-name="UT1_25_20-_25_20Introducción_25_20v3_7e_LT_7e_Gliederung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9" style:display-name="UT1%20-%20Introducción%20v3~LT~Gliederung 9" style:family="paragraph" style:parent-style-name="UT1_25_20-_25_20Introducción_25_20v3_7e_LT_7e_Gliederung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Titel" style:display-name="UT1%20-%20Introducción%20v3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44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Untertitel" style:display-name="UT1%20-%20Introducción%20v3~LT~Unter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Notizen" style:display-name="UT1%20-%20Introducción%20v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Hintergrundobjekte" style:display-name="UT1%20-%20Introducción%20v3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UT1_25_20-_25_20Introducción_25_20v3_7e_LT_7e_Hintergrund" style:display-name="UT1%20-%20Introducción%20v3~LT~Hintergr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FreeSans" fo:font-family="FreeSans" style:font-family-generic="swiss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default-outline-level="" style:class="extra" style:master-page-name="">
      <style:paragraph-properties style:page-number="auto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4" style:family="paragraph" style:default-outline-level="">
      <style:text-properties style:font-name="Times New Roman" fo:font-family="'Times New Roman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fo:font-size="47.5pt" style:font-size-asian="47.5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swiss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swiss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swiss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swiss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swiss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Predeterminado_7e_LT_7e_Gliederung_20_1" style:display-name="Predeterminado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sin_20_relleno_20_ni_20_línea" style:display-name="Objeto sin relleno ni línea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mphasis" style:family="paragraph" style:default-outline-level="">
      <style:text-properties style:font-name="Times New Roman" fo:font-family="'Times New Roman'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Encabezado_20_de_20_la_20_tabla" style:display-name="Encabezado de la tabla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ncabezamiento" style:family="paragraph" style:default-outline-level="">
      <style:paragraph-properties fo:margin-top="0.746cm" fo:margin-bottom="0.374cm" style:contextual-spacing="false"/>
      <style:text-properties style:font-name="Tahoma" fo:font-family="Tahoma" style:font-family-generic="swiss" fo:font-size="14pt" style:font-name-asian="Tahoma1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text-align="start" style:justify-single-word="false"/>
      <style:text-properties style:use-window-font-color="true" loext:opacity="0%" style:font-name="FreeSans" fo:font-family="FreeSans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text-properties style:font-name="OpenSymbol" fo:font-family="OpenSymbol, 'Arial Unicode MS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loext:opacity="100%" style:font-name="Times New Roman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text-properties style:use-window-font-color="true" loext:opacity="0%" style:font-name="Arial Unicode MS" fo:font-family="'Arial Unicode MS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2.24cm" fo:margin-right="0cm" fo:text-align="start" style:justify-single-word="false" fo:text-indent="0cm" style:auto-text-indent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Gliederung_20_1" style:display-name="plantillaPresentaciones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Gliederung_20_2" style:display-name="plantillaPresentaciones~LT~Gliederung 2" style:family="paragraph" style:parent-style-name="plantillaPresentaciones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tillaPresentaciones_7e_LT_7e_Gliederung_20_3" style:display-name="plantillaPresentaciones~LT~Gliederung 3" style:family="paragraph" style:parent-style-name="plantillaPresentaciones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plantillaPresentaciones_7e_LT_7e_Gliederung_20_4" style:display-name="plantillaPresentaciones~LT~Gliederung 4" style:family="paragraph" style:parent-style-name="plantillaPresentaciones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5" style:display-name="plantillaPresentaciones~LT~Gliederung 5" style:family="paragraph" style:parent-style-name="plantillaPresentaciones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6" style:display-name="plantillaPresentaciones~LT~Gliederung 6" style:family="paragraph" style:parent-style-name="plantillaPresentaciones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7" style:display-name="plantillaPresentaciones~LT~Gliederung 7" style:family="paragraph" style:parent-style-name="plantillaPresentaciones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8" style:display-name="plantillaPresentaciones~LT~Gliederung 8" style:family="paragraph" style:parent-style-name="plantillaPresentaciones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9" style:display-name="plantillaPresentaciones~LT~Gliederung 9" style:family="paragraph" style:parent-style-name="plantillaPresentaciones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Titel" style:display-name="plantillaPresentaciones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Untertitel" style:display-name="plantillaPresentaciones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Notizen" style:display-name="plantillaPresentaciones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Hintergrundobjekte" style:display-name="plantillaPresentaciones~LT~Hintergrundobjekte" style:family="paragraph" style:default-outline-level=""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Hintergrund" style:display-name="plantillaPresentaciones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dddddd"/>
      <style:paragraph-properties fo:text-align="center" style:justify-single-word="false" style:page-number="auto" fo:background-color="#dddddd" fo:padding="0.051cm" fo:border="none" text:number-lines="false" text:line-number="0">
        <style:tab-stops/>
      </style:paragraph-properties>
      <style:text-properties fo:font-weight="bold" style:font-weight-asian="bold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prefix=" 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M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MP4" style:family="paragraph" style:parent-style-name="Header">
      <style:text-properties officeooo:paragraph-rsid="0221f66e"/>
    </style:style>
    <style:style style:name="M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MT1" style:family="text">
      <style:text-properties fo:font-size="9pt" officeooo:rsid="00fe907b" style:font-size-asian="9pt" style:font-size-complex="9pt"/>
    </style:style>
    <style:style style:name="MT2" style:family="text">
      <style:text-properties fo:font-size="9pt" officeooo:rsid="01e0af53" style:font-size-asian="9pt" style:font-size-complex="9pt"/>
    </style:style>
    <style:style style:name="MT3" style:family="text">
      <style:text-properties fo:font-size="9pt" officeooo:rsid="021b3668" style:font-size-asian="9pt" style:font-size-complex="9pt"/>
    </style:style>
    <style:style style:name="MT4" style:family="text">
      <style:text-properties style:font-name="Arial1" fo:font-size="10pt" style:text-underline-style="none" officeooo:rsid="022a544a" style:font-size-asian="10pt" style:font-size-complex="10pt"/>
    </style:style>
    <style:style style:name="MT5" style:family="text">
      <style:text-properties style:font-name="Arial1" fo:font-size="10pt" style:text-underline-style="none" officeooo:rsid="001b2f40" style:font-size-asian="10pt" style:font-size-complex="10pt"/>
    </style:style>
    <style:style style:name="MT6" style:family="text">
      <style:text-properties style:font-name="Arial1" fo:font-size="10pt" style:text-underline-style="none" officeooo:rsid="00337d03" style:font-size-asian="10pt" style:font-size-complex="10pt"/>
    </style:style>
    <style:style style:name="MT7" style:family="text">
      <style:text-properties style:font-name="Arial1" fo:font-size="10pt" style:text-underline-style="none" officeooo:rsid="02f99625" style:font-size-asian="10pt" style:font-size-complex="10pt"/>
    </style:style>
    <style:style style:name="MT8" style:family="text">
      <style:text-properties style:font-name="Arial1" fo:font-size="10pt" style:text-underline-style="none" officeooo:rsid="0269cb7a" style:font-size-asian="10pt" style:font-size-complex="10pt"/>
    </style:style>
    <style:style style:name="MT9" style:family="text">
      <style:text-properties style:font-name="Arial1" fo:font-size="10pt" style:text-underline-style="none" officeooo:rsid="02e5f899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3.508cm" svg:y="-0.441cm" svg:width="3.556cm" svg:height="1.203cm" draw:z-index="0"><draw:image xlink:href="Pictures/10000201000000D200000047813BF648704292C0.png" xlink:type="simple" xlink:show="embed" xlink:actuate="onLoad" draw:mime-type="image/png"/></draw:frame><text:span text:style-name="MT1">UD1</text:span><text:span text:style-name="MT2">.</text:span><text:span text:style-name="MT3">4</text:span><text:span text:style-name="MT1"> – </text:span><text:span text:style-name="MT2">Servidores web</text:span></text:p>
        <text:p text:style-name="MP2"/>
      </style:header>
      <style:footer>
        <text:p text:style-name="MP3">Página <text:page-number text:select-page="current">2</text:page-number><text:s/>de 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4">Desarrollo cliente/servidor</text:span><text:span text:style-name="MT5"> – </text:span><text:span text:style-name="MT6">Actividades UD</text:span><text:span text:style-name="MT7">6</text:span><text:span text:style-name="MT8"> - SERVIDOR</text:span><text:span text:style-name="MT9"> (AUTOEVALUACIÓN)</text:span></text:p>
        <text:p text:style-name="MP5"><text:s text:c="240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1-03T16:38:05.473938939</meta:creation-date>
    <meta:editing-duration>P5DT8H23M38S</meta:editing-duration>
    <meta:editing-cycles>617</meta:editing-cycles>
    <meta:generator>LibreOffice/7.0.1.2$Windows_X86_64 LibreOffice_project/7cbcfc562f6eb6708b5ff7d7397325de9e764452</meta:generator>
    <meta:initial-creator>Manuel Pérez Alfonso</meta:initial-creator>
    <dc:date>2023-12-13T11:59:02.661000000</dc:date>
    <meta:document-statistic meta:table-count="1" meta:image-count="1" meta:object-count="0" meta:page-count="1" meta:paragraph-count="100" meta:word-count="140" meta:character-count="698" meta:non-whitespace-character-count="415"/>
  </office:meta>
</office:document-meta>
</file>